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Preformatted_20_Text">
      <style:paragraph-properties fo:margin-top="0cm" fo:margin-bottom="0.499cm" style:contextual-spacing="false"/>
    </style:style>
    <style:style style:name="P4" style:family="paragraph" style:parent-style-name="Standard">
      <style:text-properties fo:font-weight="bold" officeooo:rsid="00069127" officeooo:paragraph-rsid="00069127" style:font-weight-asian="bold" style:font-weight-complex="bold"/>
    </style:style>
    <style:style style:name="P5" style:family="paragraph" style:parent-style-name="Standard">
      <style:text-properties officeooo:rsid="00069127" officeooo:paragraph-rsid="00069127"/>
    </style:style>
    <style:style style:name="P6" style:family="paragraph" style:parent-style-name="Standard">
      <style:text-properties officeooo:rsid="0008d980" officeooo:paragraph-rsid="0008d980"/>
    </style:style>
    <style:style style:name="P7" style:family="paragraph" style:parent-style-name="Standard">
      <style:text-properties fo:font-size="16pt" style:text-underline-style="solid" style:text-underline-width="auto" style:text-underline-color="font-color" fo:font-weight="bold" officeooo:rsid="00069127" officeooo:paragraph-rsid="00069127" style:font-size-asian="16pt" style:font-weight-asian="bold" style:font-size-complex="16pt" style:font-weight-complex="bold"/>
    </style:style>
    <style:style style:name="P8" style:family="paragraph" style:parent-style-name="Standard">
      <style:text-properties fo:font-size="16pt" style:text-underline-style="solid" style:text-underline-width="auto" style:text-underline-color="font-color" fo:font-weight="bold" officeooo:rsid="0008d980" officeooo:paragraph-rsid="0008d980" style:font-size-asian="16pt" style:font-weight-asian="bold" style:font-size-complex="16pt" style:font-weight-complex="bold"/>
    </style:style>
    <style:style style:name="P9" style:family="paragraph" style:parent-style-name="Standard">
      <style:text-properties officeooo:rsid="000981b8" officeooo:paragraph-rsid="000981b8"/>
    </style:style>
    <style:style style:name="P10" style:family="paragraph" style:parent-style-name="Text_20_body" style:list-style-name="L1"/>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in Change</text:p>
      <text:p text:style-name="Text_20_body">Given a value N and an integer vector COINS representing coins of different denominations. Considering you have infinite supply of each coin, your task is to find total number of combinations of these coins that make a sum of N. If that amount of money cannot be made up by any combination of the coins, return 0.</text:p>
      <text:p text:style-name="Text_20_body"><text:span text:style-name="Strong_20_Emphasis">Input Format</text:span></text:p>
      <text:p text:style-name="Text_20_body">In the function an integer N is given, and a vector COINS consisting of coins.</text:p>
      <text:p text:style-name="Text_20_body"><text:span text:style-name="Strong_20_Emphasis">Output Format</text:span></text:p>
      <text:p text:style-name="Text_20_body">Return an integer representing total number of combinations.</text:p>
      <text:p text:style-name="Text_20_body"><text:span text:style-name="Strong_20_Emphasis"><text:line-break/>Constraint</text:span></text:p>
      <text:p text:style-name="Text_20_body">Total number of ways &lt;= 10^12.</text:p>
      <text:p text:style-name="Text_20_body"><text:span text:style-name="Strong_20_Emphasis">Sample Input </text:span></text:p>
      <text:p text:style-name="P1">4 1 2 3</text:p>
      <text:p text:style-name="Text_20_body"><text:span text:style-name="Strong_20_Emphasis">Sample Output </text:span></text:p>
      <text:p text:style-name="P1">4</text:p>
      <text:p text:style-name="Text_20_body"/>
      <text:p text:style-name="Text_20_body"><text:span text:style-name="Strong_20_Emphasis">Explanation</text:span></text:p>
      <text:p text:style-name="Text_20_body">{1, 1, 1, 1}, {1, 1, 2}, {1, 3}, {2, 2} are different combinations having a sum of 4.</text:p>
      <text:p text:style-name="P4"/>
      <text:p text:style-name="P5"><text:span text:style-name="T1">Solution</text:span>: coinChange.cpp</text:p>
      <text:p text:style-name="P5"/>
      <text:p text:style-name="P5"/>
      <text:p text:style-name="P5"/>
      <text:p text:style-name="P7">Vacation</text:p>
      <text:p text:style-name="P7"/>
      <text:p text:style-name="Text_20_body">Taro's summer vacation starts tomorrow, and he has decided to make plans for it now.</text:p>
      <text:p text:style-name="Text_20_body">The vacation consists of N days. For each i (1≤i≤N), Taro will choose one of the following activities and do it on the i-th day:</text:p>
      <text:list xml:id="list2108540897" text:style-name="L1">
        <text:list-item>
          <text:p text:style-name="P10">A: Swim in the sea. Gain ai points of happiness.</text:p>
        </text:list-item>
        <text:list-item>
          <text:p text:style-name="P10">B: Catch bugs in the mountains. Gain bi points of happiness.</text:p>
        </text:list-item>
        <text:list-item>
          <text:p text:style-name="P10">C: Do homework at home. Gain ci points of happiness.</text:p>
        </text:list-item>
      </text:list>
      <text:p text:style-name="Text_20_body">As Taro gets bored easily, he cannot do the same activities for two or more consecutive days.</text:p>
      <text:p text:style-name="Text_20_body">Find the maximum possible total points of happiness that Taro gains.</text:p>
      <text:p text:style-name="Text_20_body"><text:span text:style-name="Strong_20_Emphasis">Input Format</text:span></text:p>
      <text:p text:style-name="Text_20_body"><text:soft-page-break/>In the function 3 vectors are passed.</text:p>
      <text:p text:style-name="Text_20_body"><text:span text:style-name="Strong_20_Emphasis">Output Format</text:span></text:p>
      <text:p text:style-name="Text_20_body">Print the maximum possible total points of happiness that Taro gains.</text:p>
      <text:p text:style-name="Text_20_body"/>
      <text:p text:style-name="Text_20_body"><text:span text:style-name="Strong_20_Emphasis">Sample Input </text:span></text:p>
      <text:p text:style-name="P1">{10, 20, 30}{40, 50, 60}{70, 80, 90}</text:p>
      <text:p text:style-name="Text_20_body"/>
      <text:p text:style-name="Text_20_body"><text:span text:style-name="Strong_20_Emphasis">Sample Output </text:span></text:p>
      <text:p text:style-name="P1">210</text:p>
      <text:p text:style-name="P6"><text:span text:style-name="T1">Solution</text:span>: vacation.cpp</text:p>
      <text:p text:style-name="P6"/>
      <text:p text:style-name="P6"/>
      <text:p text:style-name="P6"/>
      <text:p text:style-name="P8">Optimal Game Strategy</text:p>
      <text:p text:style-name="P8"/>
      <text:p text:style-name="Text_20_body">Oswald and Henry are playing the game of coins. They have a row of 'n' coins [C1,C2,C3...Cn] with values [V1,V2,V3...Vn] where Ci coin has Vi value. They take turns alternatively. In one turn the player can pick either the first or the last coin of the row. Given both Oswald and Henry are very smart players, you need to find the maximum possible value Oswald can earn if he plays first. <text:line-break/><text:line-break/><text:span text:style-name="Strong_20_Emphasis">Input Format:<text:line-break/></text:span>In the function you are given an integer N i.e. the number of coins and a vector V which represents the values of each coin in the row respectively. <text:line-break/><text:line-break/><text:span text:style-name="Strong_20_Emphasis">Output Format:</text:span> Return a single integer which is the maximum possible value as asked in the question. <text:line-break/><text:line-break/><text:span text:style-name="Strong_20_Emphasis">Constraints:</text:span> 1&lt;=N&lt;=15 1&lt;=V[i]&lt;=1000 <text:line-break/><text:line-break/><text:span text:style-name="Strong_20_Emphasis">Sample Testcase: <text:line-break/><text:line-break/>Input: 4 1 2 3 4 <text:line-break/>Output: 6 <text:line-break/><text:line-break/>Explanation:</text:span> Oswald will pick up coin with value 4, Henry will pick coin with value 3, Oswald will pick 2 and Henry will pick 1. Hence 4+2=6.</text:p>
      <text:p text:style-name="P9"><text:span text:style-name="T1"/></text:p>
      <text:p text:style-name="P9"><text:span text:style-name="T1">Solution</text:span>: gameStrategy.cp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12:24:37.406234081</meta:creation-date>
    <dc:date>2023-01-23T18:56:05.727027324</dc:date>
    <meta:editing-duration>PT4M1S</meta:editing-duration>
    <meta:editing-cycles>5</meta:editing-cycles>
    <meta:generator>LibreOffice/7.3.7.2$Linux_X86_64 LibreOffice_project/30$Build-2</meta:generator>
    <meta:document-statistic meta:table-count="0" meta:image-count="0" meta:object-count="0" meta:page-count="2" meta:paragraph-count="35" meta:word-count="427" meta:character-count="2380" meta:non-whitespace-character-count="1973"/>
  </office:meta>
</office:document-meta>
</file>